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text-properties style:font-name="Verdana" fo:font-weight="bold" officeooo:rsid="000560e0" officeooo:paragraph-rsid="006fa93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5ebf37" officeooo:paragraph-rsid="005d4617" style:font-weight-asian="bold" style:font-weight-complex="bold"/>
    </style:style>
    <style:style style:name="P5" style:family="paragraph" style:parent-style-name="Standard">
      <style:text-properties style:font-name="Verdana" fo:font-weight="bold" officeooo:rsid="005d4617" officeooo:paragraph-rsid="006fa93d" style:font-weight-asian="bold" style:font-weight-complex="bold"/>
    </style:style>
    <style:style style:name="P6" style:family="paragraph" style:parent-style-name="Standard">
      <style:text-properties style:font-name="Verdana" officeooo:rsid="000560e0" officeooo:paragraph-rsid="000560e0"/>
    </style:style>
    <style:style style:name="P7" style:family="paragraph" style:parent-style-name="Standard">
      <style:text-properties style:font-name="Verdana" officeooo:rsid="000560e0" officeooo:paragraph-rsid="006fa93d"/>
    </style:style>
    <style:style style:name="P8" style:family="paragraph" style:parent-style-name="Standard">
      <style:text-properties style:use-window-font-color="true" loext:opacity="0%" style:font-name="Verdana" fo:font-weight="normal" officeooo:rsid="00c14a58" officeooo:paragraph-rsid="00c14a58" fo:background-color="transparent" style:font-weight-asian="normal" style:font-weight-complex="normal"/>
    </style:style>
    <style:style style:name="P9" style:family="paragraph" style:parent-style-name="Standard">
      <style:text-properties style:use-window-font-color="true" loext:opacity="0%" style:font-name="Verdana" fo:font-weight="normal" officeooo:rsid="00c1afc4" officeooo:paragraph-rsid="00c1afc4" fo:background-color="transparent" style:font-weight-asian="normal" style:font-weight-complex="normal"/>
    </style:style>
    <style:style style:name="P10" style:family="paragraph" style:parent-style-name="Standard">
      <style:text-properties style:use-window-font-color="true" loext:opacity="0%" style:font-name="Verdana" fo:font-weight="normal" officeooo:rsid="00c2f10f" officeooo:paragraph-rsid="00c2f10f" fo:background-color="transparent" style:font-weight-asian="normal" style:font-weight-complex="normal"/>
    </style:style>
    <style:style style:name="P11" style:family="paragraph" style:parent-style-name="Standard">
      <style:text-properties style:use-window-font-color="true" loext:opacity="0%" style:font-name="Verdana" fo:font-weight="normal" officeooo:rsid="00c33457" officeooo:paragraph-rsid="00c33457" fo:background-color="transparent" style:font-weight-asian="normal" style:font-weight-complex="normal"/>
    </style:style>
    <style:style style:name="P12" style:family="paragraph" style:parent-style-name="Standard">
      <style:text-properties style:use-window-font-color="true" loext:opacity="0%" style:font-name="Verdana" fo:font-weight="normal" officeooo:rsid="00c3b595" officeooo:paragraph-rsid="00c3b595" fo:background-color="transparent" style:font-weight-asian="normal" style:font-weight-complex="normal"/>
    </style:style>
    <style:style style:name="P13" style:family="paragraph" style:parent-style-name="Standard">
      <style:text-properties style:use-window-font-color="true" loext:opacity="0%" style:font-name="Verdana" fo:font-weight="normal" officeooo:rsid="00c3e98c" officeooo:paragraph-rsid="00c3e98c" fo:background-color="transparent" style:font-weight-asian="normal" style:font-weight-complex="normal"/>
    </style:style>
    <style:style style:name="P14" style:family="paragraph" style:parent-style-name="Standard">
      <style:text-properties style:use-window-font-color="true" loext:opacity="0%" style:font-name="Verdana" fo:font-weight="normal" officeooo:rsid="00c68e9d" officeooo:paragraph-rsid="00c68e9d" fo:background-color="transparent" style:font-weight-asian="normal" style:font-weight-complex="normal"/>
    </style:style>
    <style:style style:name="P15" style:family="paragraph" style:parent-style-name="Standard">
      <style:text-properties style:use-window-font-color="true" loext:opacity="0%" style:font-name="Verdana" fo:font-weight="normal" officeooo:rsid="00c96622" officeooo:paragraph-rsid="00c96622" fo:background-color="transparent" style:font-weight-asian="normal" style:font-weight-complex="normal"/>
    </style:style>
    <style:style style:name="P16" style:family="paragraph" style:parent-style-name="Standard">
      <style:text-properties style:use-window-font-color="true" loext:opacity="0%" style:font-name="Verdana" fo:font-weight="normal" officeooo:rsid="00ca1720" officeooo:paragraph-rsid="00ca1720" fo:background-color="transparent" style:font-weight-asian="normal" style:font-weight-complex="normal"/>
    </style:style>
    <style:style style:name="P17" style:family="paragraph" style:parent-style-name="Standard">
      <style:text-properties style:use-window-font-color="true" loext:opacity="0%" style:font-name="Verdana" fo:font-weight="normal" officeooo:rsid="00ca1720" officeooo:paragraph-rsid="00cc11bf" fo:background-color="transparent" style:font-weight-asian="normal" style:font-weight-complex="normal"/>
    </style:style>
    <style:style style:name="P18" style:family="paragraph" style:parent-style-name="Standard">
      <style:text-properties style:use-window-font-color="true" loext:opacity="0%" style:font-name="Verdana" fo:font-weight="normal" officeooo:rsid="00cc11bf" officeooo:paragraph-rsid="00cc11bf" fo:background-color="transparent" style:font-weight-asian="normal" style:font-weight-complex="normal"/>
    </style:style>
    <style:style style:name="P19" style:family="paragraph" style:parent-style-name="Standard">
      <style:text-properties style:use-window-font-color="true" loext:opacity="0%" style:font-name="Verdana" fo:font-weight="normal" officeooo:rsid="00cdc68e" officeooo:paragraph-rsid="00cdc68e" fo:background-color="transparent" style:font-weight-asian="normal" style:font-weight-complex="normal"/>
    </style:style>
    <style:style style:name="P20" style:family="paragraph" style:parent-style-name="Standard">
      <style:text-properties style:use-window-font-color="true" loext:opacity="0%" style:font-name="Verdana" fo:font-weight="normal" officeooo:rsid="00ce5422" officeooo:paragraph-rsid="00ce5422" fo:background-color="transparent" style:font-weight-asian="normal" style:font-weight-complex="normal"/>
    </style:style>
    <style:style style:name="P21" style:family="paragraph" style:parent-style-name="Standard">
      <style:text-properties style:use-window-font-color="true" loext:opacity="0%" style:font-name="Verdana" fo:font-weight="normal" officeooo:rsid="00cf5ed4" officeooo:paragraph-rsid="00cf5ed4" fo:background-color="transparent" style:font-weight-asian="normal" style:font-weight-complex="normal"/>
    </style:style>
    <style:style style:name="P22" style:family="paragraph" style:parent-style-name="Standard">
      <style:text-properties style:use-window-font-color="true" loext:opacity="0%" style:font-name="Verdana" fo:font-weight="normal" officeooo:rsid="00d18f0e" officeooo:paragraph-rsid="00d18f0e" fo:background-color="transparent" style:font-weight-asian="normal" style:font-weight-complex="normal"/>
    </style:style>
    <style:style style:name="P23" style:family="paragraph" style:parent-style-name="Standard">
      <style:text-properties style:use-window-font-color="true" loext:opacity="0%" style:font-name="Verdana" fo:font-weight="normal" officeooo:rsid="00d243b7" officeooo:paragraph-rsid="00d243b7" fo:background-color="transparent" style:font-weight-asian="normal" style:font-weight-complex="normal"/>
    </style:style>
    <style:style style:name="P24" style:family="paragraph" style:parent-style-name="Standard">
      <style:text-properties style:use-window-font-color="true" loext:opacity="0%" style:font-name="Verdana" fo:font-weight="normal" officeooo:rsid="00d18f0e" officeooo:paragraph-rsid="00d18f0e" fo:background-color="#ffff00" style:font-weight-asian="normal" style:font-weight-complex="normal"/>
    </style:style>
    <style:style style:name="P25" style:family="paragraph" style:parent-style-name="Standard">
      <style:text-properties style:use-window-font-color="true" loext:opacity="0%" style:font-name="Verdana" fo:font-weight="bold" officeooo:rsid="00c14a58" officeooo:paragraph-rsid="00c14a58" fo:background-color="transparent" style:font-weight-asian="bold" style:font-weight-complex="bold"/>
    </style:style>
    <style:style style:name="P26" style:family="paragraph" style:parent-style-name="Standard">
      <style:text-properties style:use-window-font-color="true" loext:opacity="0%" style:font-name="Verdana" fo:font-weight="bold" officeooo:rsid="00c31e03" officeooo:paragraph-rsid="00c31e03" fo:background-color="transparent" style:font-weight-asian="bold" style:font-weight-complex="bold"/>
    </style:style>
    <style:style style:name="P27" style:family="paragraph" style:parent-style-name="Standard">
      <style:text-properties style:use-window-font-color="true" loext:opacity="0%" style:font-name="Verdana" fo:font-weight="bold" officeooo:rsid="00c3b595" officeooo:paragraph-rsid="00c3b595" fo:background-color="transparent" style:font-weight-asian="bold" style:font-weight-complex="bold"/>
    </style:style>
    <style:style style:name="P28" style:family="paragraph" style:parent-style-name="Standard">
      <style:text-properties style:use-window-font-color="true" loext:opacity="0%" style:font-name="Verdana" fo:font-weight="bold" officeooo:rsid="00c3e98c" officeooo:paragraph-rsid="00c3e98c" fo:background-color="transparent" style:font-weight-asian="bold" style:font-weight-complex="bold"/>
    </style:style>
    <style:style style:name="P29" style:family="paragraph" style:parent-style-name="Standard">
      <style:text-properties style:use-window-font-color="true" loext:opacity="0%" style:font-name="Verdana" fo:font-weight="bold" officeooo:rsid="00c68e9d" officeooo:paragraph-rsid="00c68e9d" fo:background-color="transparent" style:font-weight-asian="bold" style:font-weight-complex="bold"/>
    </style:style>
    <style:style style:name="P30" style:family="paragraph" style:parent-style-name="Standard">
      <style:text-properties style:use-window-font-color="true" loext:opacity="0%" style:font-name="Verdana" fo:font-weight="bold" officeooo:rsid="00c769bd" officeooo:paragraph-rsid="00c769bd" fo:background-color="transparent" style:font-weight-asian="bold" style:font-weight-complex="bold"/>
    </style:style>
    <style:style style:name="P31" style:family="paragraph" style:parent-style-name="Standard">
      <style:text-properties style:use-window-font-color="true" loext:opacity="0%" style:font-name="Verdana" fo:font-weight="bold" officeooo:rsid="00c96622" officeooo:paragraph-rsid="00c96622" fo:background-color="transparent" style:font-weight-asian="bold" style:font-weight-complex="bold"/>
    </style:style>
    <style:style style:name="P32" style:family="paragraph" style:parent-style-name="Standard">
      <style:text-properties style:use-window-font-color="true" loext:opacity="0%" style:font-name="Verdana" fo:font-weight="bold" officeooo:rsid="00ca1720" officeooo:paragraph-rsid="00ca1720" fo:background-color="transparent" style:font-weight-asian="bold" style:font-weight-complex="bold"/>
    </style:style>
    <style:style style:name="P33" style:family="paragraph" style:parent-style-name="Standard">
      <style:text-properties style:use-window-font-color="true" loext:opacity="0%" style:font-name="Verdana" fo:font-weight="bold" officeooo:rsid="00ce5422" officeooo:paragraph-rsid="00ce5422" fo:background-color="transparent" style:font-weight-asian="bold" style:font-weight-complex="bold"/>
    </style:style>
    <style:style style:name="P34" style:family="paragraph" style:parent-style-name="Standard">
      <style:text-properties style:use-window-font-color="true" loext:opacity="0%" style:font-name="Verdana" fo:font-weight="bold" officeooo:rsid="00d18f0e" officeooo:paragraph-rsid="00d18f0e" fo:background-color="transparent" style:font-weight-asian="bold" style:font-weight-complex="bold"/>
    </style:style>
    <style:style style:name="P35" style:family="paragraph" style:parent-style-name="Standard">
      <style:text-properties style:use-window-font-color="true" loext:opacity="0%" style:font-name="Verdana" fo:font-weight="bold" officeooo:rsid="00d219f6" officeooo:paragraph-rsid="00d219f6" fo:background-color="transparent" style:font-weight-asian="bold" style:font-weight-complex="bold"/>
    </style:style>
    <style:style style:name="P36" style:family="paragraph" style:parent-style-name="Standard">
      <style:text-properties fo:color="#0000ff" loext:opacity="100%" style:font-name="Verdana" fo:font-weight="normal" officeooo:rsid="00c14a58" officeooo:paragraph-rsid="00c14a58" fo:background-color="transparent" style:font-weight-asian="normal" style:font-weight-complex="normal"/>
    </style:style>
    <style:style style:name="P37" style:family="paragraph" style:parent-style-name="Standard">
      <style:text-properties fo:color="#0000ff" loext:opacity="100%" style:font-name="Verdana" fo:font-weight="normal" officeooo:rsid="00c1afc4" officeooo:paragraph-rsid="00c1afc4" fo:background-color="transparent" style:font-weight-asian="normal" style:font-weight-complex="normal"/>
    </style:style>
    <style:style style:name="P38" style:family="paragraph" style:parent-style-name="Standard">
      <style:text-properties fo:color="#0000ff" loext:opacity="100%" style:font-name="Verdana" fo:font-weight="normal" officeooo:rsid="00c1afc4" officeooo:paragraph-rsid="00c2f10f" fo:background-color="transparent" style:font-weight-asian="normal" style:font-weight-complex="normal"/>
    </style:style>
    <style:style style:name="P39" style:family="paragraph" style:parent-style-name="Standard">
      <style:text-properties fo:color="#0000ff" loext:opacity="100%" style:font-name="Verdana" fo:font-weight="normal" officeooo:rsid="00cc11bf" officeooo:paragraph-rsid="00cc11bf" fo:background-color="transparent" style:font-weight-asian="normal" style:font-weight-complex="normal"/>
    </style:style>
    <style:style style:name="P40" style:family="paragraph" style:parent-style-name="Standard">
      <style:text-properties fo:color="#0000ff" loext:opacity="100%" style:font-name="Verdana" fo:font-weight="normal" officeooo:rsid="00ca1720" officeooo:paragraph-rsid="00ca1720" fo:background-color="transparent" style:font-weight-asian="normal" style:font-weight-complex="normal"/>
    </style:style>
    <style:style style:name="P41" style:family="paragraph" style:parent-style-name="Standard">
      <style:paragraph-properties fo:break-before="page"/>
      <style:text-properties style:use-window-font-color="true" loext:opacity="0%" style:font-name="Verdana" fo:font-weight="bold" officeooo:rsid="00c68e9d" officeooo:paragraph-rsid="00c68e9d" fo:background-color="transparent" style:font-weight-asian="bold" style:font-weight-complex="bold"/>
    </style:style>
    <style:style style:name="P42" style:family="paragraph" style:parent-style-name="Standard">
      <style:text-properties style:use-window-font-color="true" loext:opacity="0%" style:font-name="Verdana" fo:font-weight="normal" officeooo:rsid="00d27445" officeooo:paragraph-rsid="00d27445" fo:background-color="transparent" style:font-weight-asian="normal" style:font-weight-complex="normal"/>
    </style:style>
    <style:style style:name="P43" style:family="paragraph" style:parent-style-name="Standard">
      <style:text-properties style:use-window-font-color="true" loext:opacity="0%" style:font-name="Verdana" fo:font-weight="normal" officeooo:rsid="00d3d67c" officeooo:paragraph-rsid="00d3d67c" fo:background-color="transparent" style:font-weight-asian="normal" style:font-weight-complex="normal"/>
    </style:style>
    <style:style style:name="P44" style:family="paragraph" style:parent-style-name="Standard">
      <style:text-properties style:use-window-font-color="true" loext:opacity="0%" style:font-name="Verdana" fo:font-weight="bold" officeooo:rsid="00d3d67c" officeooo:paragraph-rsid="00d3d67c" fo:background-color="transparent" style:font-weight-asian="bold" style:font-weight-complex="bold"/>
    </style:style>
    <style:style style:name="P45" style:family="paragraph" style:parent-style-name="Standard">
      <style:paragraph-properties fo:break-before="page"/>
      <style:text-properties style:use-window-font-color="true" loext:opacity="0%" style:font-name="Verdana" fo:font-weight="bold" officeooo:rsid="00d3d67c" officeooo:paragraph-rsid="00d3d67c" fo:background-color="transparent" style:font-weight-asian="bold" style:font-weight-complex="bold"/>
    </style:style>
    <style:style style:name="T1" style:family="text">
      <style:text-properties officeooo:rsid="006fa9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4617" style:font-weight-asian="bold" style:font-weight-complex="bold"/>
    </style:style>
    <style:style style:name="T4" style:family="text">
      <style:text-properties fo:font-weight="bold" officeooo:rsid="005ebf37" style:font-weight-asian="bold" style:font-weight-complex="bold"/>
    </style:style>
    <style:style style:name="T5" style:family="text">
      <style:text-properties fo:font-weight="bold" officeooo:rsid="009978c9" style:font-weight-asian="bold" style:font-weight-complex="bold"/>
    </style:style>
    <style:style style:name="T6" style:family="text">
      <style:text-properties fo:font-weight="bold" officeooo:rsid="00c036b5" style:font-weight-asian="bold" style:font-weight-complex="bold"/>
    </style:style>
    <style:style style:name="T7" style:family="text">
      <style:text-properties officeooo:rsid="00c036b5"/>
    </style:style>
    <style:style style:name="T8" style:family="text">
      <style:text-properties officeooo:rsid="00c1afc4"/>
    </style:style>
    <style:style style:name="T9" style:family="text">
      <style:text-properties officeooo:rsid="00c2f10f"/>
    </style:style>
    <style:style style:name="T10" style:family="text">
      <style:text-properties officeooo:rsid="00ca1720"/>
    </style:style>
    <style:style style:name="T11" style:family="text">
      <style:text-properties officeooo:rsid="00cc11bf"/>
    </style:style>
    <style:style style:name="T12" style:family="text">
      <style:text-properties fo:color="#0000ff" loext:opacity="100%"/>
    </style:style>
    <style:style style:name="T13" style:family="text">
      <style:text-properties fo:color="#0000ff" loext:opacity="100%" officeooo:rsid="00cc11bf"/>
    </style:style>
    <style:style style:name="T14" style:family="text">
      <style:text-properties officeooo:rsid="00cd29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ación Imperativa</text:p>
      <text:p text:style-name="P1"/>
      <text:p text:style-name="P1"/>
      <text:p text:style-name="P2">Módulo <text:span text:style-name="T7">4</text:span><text:span text:style-name="T1">. JS </text:span><text:span text:style-name="T7">Avanzado</text:span></text:p>
      <text:p text:style-name="P6"/>
      <text:p text:style-name="P7"><text:span text:style-name="T3">Sesión</text:span><text:span text:style-name="T2"> </text:span><text:span text:style-name="T5">1</text:span><text:span text:style-name="T6">7</text:span><text:span text:style-name="T2">: </text:span><text:span text:style-name="T6">Avanzado con funciones</text:span></text:p>
      <text:p text:style-name="P5"/>
      <text:p text:style-name="P7"><text:span text:style-name="T6">Septiembre 15</text:span><text:span text:style-name="T4"> </text:span><text:span text:style-name="T2">de 2021</text:span></text:p>
      <text:p text:style-name="P3"/>
      <text:p text:style-name="P3"/>
      <text:p text:style-name="P25">Arrow functions</text:p>
      <text:p text:style-name="P8"/>
      <text:p text:style-name="P36">// forma clásica</text:p>
      <text:p text:style-name="P8">function sumar(a, b) {</text:p>
      <text:p text:style-name="P8"><text:s/>return a + b;</text:p>
      <text:p text:style-name="P8">}</text:p>
      <text:p text:style-name="P8">console.log(sumar(2, 4));</text:p>
      <text:p text:style-name="P8"/>
      <text:p text:style-name="P36">// ES6 arrow function</text:p>
      <text:p text:style-name="P8">let sumar = (a, b) =&gt; a + b;</text:p>
      <text:p text:style-name="P36">// <text:span text:style-name="T8">Si el código es una sola línea que contiene lo que se desea retornar, no hacen falta las llaves, ni el return</text:span></text:p>
      <text:p text:style-name="P8">console.log(sumar(2, 4));</text:p>
      <text:p text:style-name="P8"/>
      <text:p text:style-name="P8"/>
      <text:p text:style-name="P9">let elDoble = num =&gt; num*2;</text:p>
      <text:p text:style-name="P37">// Si la función recibe solo un p<text:span text:style-name="T9">a</text:span>rámetro, no requiere el paréntesis</text:p>
      <text:p text:style-name="P37"/>
      <text:p text:style-name="P10">let saludo = () =&gt; ‘Hola Mundo!’</text:p>
      <text:p text:style-name="P38">// Si la función <text:span text:style-name="T9">no </text:span>recibe p<text:span text:style-name="T9">a</text:span>rámetro<text:span text:style-name="T9">s</text:span>, el paréntesis <text:span text:style-name="T9">es requerido.</text:span></text:p>
      <text:p text:style-name="P10"/>
      <text:p text:style-name="P10"/>
      <text:p text:style-name="P26">Callback</text:p>
      <text:p text:style-name="P11">Es una función que se pasa como parámetro de otra función.</text:p>
      <text:p text:style-name="P26"/>
      <text:p text:style-name="P26"/>
      <text:p text:style-name="P27">Callback anónimo</text:p>
      <text:p text:style-name="P12">setTimeout( function() {</text:p>
      <text:p text:style-name="P12"><text:tab/>console.log(‘Hola Mundo!’)</text:p>
      <text:p text:style-name="P12">}, 1000)</text:p>
      <text:p text:style-name="P12"/>
      <text:p text:style-name="P12"/>
      <text:p text:style-name="P28">Callback definido</text:p>
      <text:p text:style-name="P13">let miCallback = () =&gt; console.log('Hola mundo!');</text:p>
      <text:p text:style-name="P13">setTimeout(miCallback, 1000);</text:p>
      <text:p text:style-name="P13"/>
      <text:p text:style-name="P13"/>
      <text:p text:style-name="P20"/>
      <text:p text:style-name="P20"/>
      <text:p text:style-name="P33"><text:soft-page-break/>Sincrónico</text:p>
      <text:p text:style-name="P20"/>
      <text:p text:style-name="P21">No es necesario tener la función definida desde antes, para pasarla como callback.</text:p>
      <text:p text:style-name="P21"/>
      <text:p text:style-name="P21">Let saludoOtro = saludar3((nombre =&gt; { return nombre }, ‘Paula’}</text:p>
      <text:p text:style-name="P21"/>
      <text:p text:style-name="P21"/>
      <text:p text:style-name="P21"/>
      <text:p text:style-name="P34">Sesión 18 (repaso). Sincrónico.</text:p>
      <text:p text:style-name="P22"/>
      <text:p text:style-name="P24">Require vs import.</text:p>
      <text:p text:style-name="P22"/>
      <text:p text:style-name="P22"/>
      <text:p text:style-name="P41">Sesión 18. Arrays y más arrays</text:p>
      <text:p text:style-name="P29"/>
      <text:p text:style-name="P29">Septiembre 16 de 2021.</text:p>
      <text:p text:style-name="P14"/>
      <text:p text:style-name="P14"/>
      <text:p text:style-name="P30">Métodos de Arrays avanzados</text:p>
      <text:p text:style-name="P30"/>
      <text:p text:style-name="P31">.map(), .filter(), .reduce(), .forEach()</text:p>
      <text:p text:style-name="P31"/>
      <text:p text:style-name="P31"/>
      <text:p text:style-name="P31">.map()</text:p>
      <text:p text:style-name="P15">Recorre el array y devuelve un nuevo array modificado.</text:p>
      <text:p text:style-name="P15"/>
      <text:p text:style-name="P15">let numeros = [2, 4, 6];</text:p>
      <text:p text:style-name="P15">let elDoble = numeros.map(function(num){</text:p>
      <text:p text:style-name="P15"><text:tab/>return num * 2;</text:p>
      <text:p text:style-name="P15">});</text:p>
      <text:p text:style-name="P15"/>
      <text:p text:style-name="P15"/>
      <text:p text:style-name="P31">.filter()</text:p>
      <text:p text:style-name="P15">Recorre el array y filtra los elementos según una condición que exista en el callback.</text:p>
      <text:p text:style-name="P15"/>
      <text:p text:style-name="P15">var edades = [22, 8, 17, 14, 30];</text:p>
      <text:p text:style-name="P15">var mayores = edades.filter(function(edad){</text:p>
      <text:p text:style-name="P15"><text:tab/>return edad &gt; 18;</text:p>
      <text:p text:style-name="P15">});</text:p>
      <text:p text:style-name="P15"/>
      <text:p text:style-name="P15"/>
      <text:p text:style-name="P31">.reduce()</text:p>
      <text:p text:style-name="P15">Recorre el array y devuelve un único valor</text:p>
      <text:p text:style-name="P15"/>
      <text:p text:style-name="P15">var nums = [5, 7, 16];</text:p>
      <text:p text:style-name="P15">var suma = nums.reduce(function(acum, num){</text:p>
      <text:p text:style-name="P15"><text:tab/>return acum + num;</text:p>
      <text:p text:style-name="P15">});</text:p>
      <text:p text:style-name="P15"/>
      <text:p text:style-name="P15"/>
      <text:p text:style-name="P31">.<text:span text:style-name="T10">forEach()</text:span></text:p>
      <text:p text:style-name="P16">Itera sobre un array, pero no retorna nada.</text:p>
      <text:p text:style-name="P16"/>
      <text:p text:style-name="P16">var paises = ['Argentina', 'Cuba', 'Perú'];</text:p>
      <text:p text:style-name="P16">paises.forEach(function(pais){</text:p>
      <text:p text:style-name="P16"><text:tab/>console.log(pais);</text:p>
      <text:p text:style-name="P16">});</text:p>
      <text:p text:style-name="P16"/>
      <text:p text:style-name="P16"/>
      <text:p text:style-name="P32">.slice()</text:p>
      <text:p text:style-name="P16"><text:span text:style-name="T11">D</text:span>evuelve (extrae) una copia de una parte del array dentro de un array</text:p>
      <text:p text:style-name="P16"><text:soft-page-break/>(subarray)</text:p>
      <text:p text:style-name="P16"/>
      <text:p text:style-name="P16">let numeros = [3, 4, 5, 6, 7];</text:p>
      <text:p text:style-name="P16">let subArray = numeros.slice(0, 3);</text:p>
      <text:p text:style-name="P16"/>
      <text:p text:style-name="P16"/>
      <text:p text:style-name="P32">.<text:span text:style-name="T11">splice()</text:span></text:p>
      <text:p text:style-name="P16"><text:span text:style-name="T11">S</text:span>irve para remover y/o agregar elementos de un array.</text:p>
      <text:p text:style-name="P18">Recibe 3 parámetros:</text:p>
      <text:p text:style-name="P18">- inicio: el índice del primer elemento</text:p>
      <text:p text:style-name="P18">- cant (opcional): indica la cantidad de elementos a eliminar</text:p>
      <text:p text:style-name="P18">- items (opcional): indica los elementos que se agregan, desde inicio.</text:p>
      <text:p text:style-name="P18"/>
      <text:p text:style-name="P18">let numeros = [3, 4, 5, 6, 7];</text:p>
      <text:p text:style-name="P18">numeros.splice(0, 0, 2);</text:p>
      <text:p text:style-name="P18">console.log(numeros); <text:span text:style-name="T12">// [2,3,4,5,6,7]</text:span></text:p>
      <text:p text:style-name="P18"/>
      <text:p text:style-name="P18">numeros.splice(1, 2);</text:p>
      <text:p text:style-name="P18">console.log(numeros); <text:span text:style-name="T12">// [2,5,6,7]</text:span></text:p>
      <text:p text:style-name="P16"/>
      <text:p text:style-name="P16"/>
      <text:p text:style-name="P32">.<text:span text:style-name="T11">sort()</text:span></text:p>
      <text:p text:style-name="P16"><text:span text:style-name="T11">S</text:span>irve para ordenar los elementos de un array.</text:p>
      <text:p text:style-name="P16">Recibe un callback como parámetro (opcional) que especifica el modo de</text:p>
      <text:p text:style-name="P16">ordenamiento. Si es omitido, el array es ordenado con el valor de string (Unicode).</text:p>
      <text:p text:style-name="P16">Convierte a string a cada elemento.</text:p>
      <text:p text:style-name="P16"/>
      <text:p text:style-name="P16">let numeros = [10, 3, 4, 52, 6, 7];</text:p>
      <text:p text:style-name="P16">numeros.sort();</text:p>
      <text:p text:style-name="P17">console.log(numeros); <text:span text:style-name="T12">// </text:span><text:span text:style-name="T13">Imprime </text:span><text:span text:style-name="T12">[10, 4, 52, 7, 8, 9]. </text:span><text:span text:style-name="T13">Ordena como string.</text:span></text:p>
      <text:p text:style-name="P39"/>
      <text:p text:style-name="P39"/>
      <text:p text:style-name="P18">function compare(a, b){</text:p>
      <text:p text:style-name="P18"><text:tab/>return a-b;</text:p>
      <text:p text:style-name="P18">}</text:p>
      <text:p text:style-name="P18">numeros.sort(compare);</text:p>
      <text:p text:style-name="P17"><text:span text:style-name="T11">console.log(numeros);</text:span><text:span text:style-name="T13"> // [4, 7, 8, 9, 10, 52]</text:span></text:p>
      <text:p text:style-name="P16"/>
      <text:p text:style-name="P16"/>
      <text:p text:style-name="P32">.<text:span text:style-name="T14">find()</text:span></text:p>
      <text:p text:style-name="P16">devuelve el valor del primer elemento de un array que cumple con una</text:p>
      <text:p text:style-name="P16">función especificada (callback).</text:p>
      <text:p text:style-name="P16"/>
      <text:p text:style-name="P16">let criptos = [</text:p>
      <text:p text:style-name="P16"><text:tab/>{nombre: 'Bitcoin', simbolo: 'BTC'},</text:p>
      <text:p text:style-name="P16"><text:tab/>{nombre: 'Ethereum', simbolo: 'ETH'},</text:p>
      <text:p text:style-name="P16"><text:tab/>{nombre: 'Cardano', simbolo: 'ADA'}</text:p>
      <text:p text:style-name="P16">];</text:p>
      <text:p text:style-name="P16"><text:soft-page-break/>function esBitcoin(criptos) {</text:p>
      <text:p text:style-name="P16"><text:tab/>return criptos.nombre === 'Bitcoin';</text:p>
      <text:p text:style-name="P16">}</text:p>
      <text:p text:style-name="P16"/>
      <text:p text:style-name="P16">console.log(criptos.find(esBitcoin)); <text:span text:style-name="T12">// {nombre: 'Bitcoin', simbolo: 'BTC'}</text:span></text:p>
      <text:p text:style-name="P40"/>
      <text:p text:style-name="P40"/>
      <text:p text:style-name="P19">Otra forma:</text:p>
      <text:p text:style-name="P19"/>
      <text:p text:style-name="P19">let res = criptos.find(e =&gt; e.nombre === 'Bitcoin');</text:p>
      <text:p text:style-name="P19">console.log(res);</text:p>
      <text:p text:style-name="P19"/>
      <text:p text:style-name="P19"/>
      <text:p text:style-name="P35">Sincrónico</text:p>
      <text:p text:style-name="P35"/>
      <text:p text:style-name="P23">El método reduce requiere un segundo parámetro, que es igual al valor inicial de acum. Si no se especifica, se toma el primer elemento del array. </text:p>
      <text:p text:style-name="P23"/>
      <text:p text:style-name="P42">La diferencia entre map y forEach, es que mientras map retorna un array, forEach no retorna nada.</text:p>
      <text:p text:style-name="P45">Sesión 23. </text:p>
      <text:p text:style-name="P44"/>
      <text:p text:style-name="P44">Septiembre 29 de 2021.</text:p>
      <text:p text:style-name="P44"/>
      <text:p text:style-name="P43"/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29T16:10:44.813000000</dc:date>
    <meta:editing-duration>P1DT16H57M52S</meta:editing-duration>
    <meta:editing-cycles>123</meta:editing-cycles>
    <meta:document-statistic meta:table-count="0" meta:image-count="0" meta:object-count="0" meta:page-count="6" meta:paragraph-count="109" meta:word-count="561" meta:character-count="3514" meta:non-whitespace-character-count="3049"/>
  </office:meta>
</office:document-meta>
</file>